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ro1" style:family="table-row">
      <style:table-row-properties style:row-height="0.6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 - Регистр сравнения фильтра подавления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ET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3" draw:layer="layout" svg:width="1.5cm" svg:height="0.645cm" svg:x="9.8cm" svg:y="5.655cm">
          <draw:text-box>
            <text:p><text:span text:style-name="T2">R/W-0</text:span></text:p>
          </draw:text-box>
        </draw:frame>
        <draw:frame draw:style-name="gr8" draw:text-style-name="P9" draw:layer="layout" svg:width="7.673cm" svg:height="0.607cm" svg:x="1.8cm" svg:y="6.2cm">
          <draw:text-box>
            <text:p><text:span text:style-name="T5">LEGEND: R/W = Read/Write; -n = value after reset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 - Регистр глобальной конфигурации 0</text:span></text:p>
            <text:p text:style-name="P2"><text:span text:style-name="T2">Offset = </text:span><text:span text:style-name="T1">4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1">Global Configuration Register 0 (HETGCR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1-30T17:02:18.964052834</dc:date>
    <meta:editing-duration>PT1H31M35S</meta:editing-duration>
    <meta:editing-cycles>37</meta:editing-cycles>
    <meta:generator>LibreOffice/6.3.4.2.0$Linux_X86_64 LibreOffice_project/30$Build-2</meta:generator>
    <meta:document-statistic meta:object-count="16"/>
  </office:meta>
</office:document-meta>
</file>